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9">
            <text:p>Evidenca pomembnih dogodkov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number-columns-spanned="2" table:number-rows-spanned="1" table:style-name="ce10">
            <text:p>EDA CENTER</text:p>
          </table:table-cell>
          <table:covered-table-cell/>
          <table:table-cell table:number-columns-repeated="15" table:style-name="ce2"/>
          <table:table-cell table:number-columns-repeated="16366"/>
        </table:table-row>
        <table:table-row table:style-name="ro3">
          <table:table-cell office:value-type="string" table:style-name="ce3">
            <text:p>Obdobje</text:p>
          </table:table-cell>
          <table:table-cell office:value-type="string" table:number-columns-spanned="2" table:number-rows-spanned="1" table:style-name="ce10">
            <text:p>{{ obdobje_leto }}</text:p>
          </table:table-cell>
          <table:covered-table-cell/>
          <table:table-cell table:number-columns-repeated="15" table:style-name="ce2"/>
          <table:table-cell table:number-columns-repeated="16366"/>
        </table:table-row>
        <table:table-row table:style-name="ro4">
          <table:table-cell table:number-columns-repeated="3" table:style-name="ce11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13">
            <text:p>Datum dogodka</text:p>
          </table:table-cell>
          <table:table-cell office:value-type="string" table:style-name="ce12">
            <text:p>Okvirni čas dogodka</text:p>
          </table:table-cell>
          <table:table-cell office:value-type="string" table:style-name="ce14">
            <text:p>Opis dogodka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4"/>
          <table:table-cell table:number-columns-repeated="15" table:style-name="ce2"/>
          <table:table-cell table:number-columns-repeated="16366"/>
        </table:table-row>
        <table:table-row table:style-name="ro6">
          <table:table-cell office:value-type="string" table:style-name="ce5">
            <text:p>{% for object in dogodek_list %}{{ object.datum_dogodka }}</text:p>
          </table:table-cell>
          <table:table-cell office:value-type="string" table:style-name="ce5">
            <text:p>{{ object.cas_dogodka }}</text:p>
          </table:table-cell>
          <table:table-cell office:value-type="string" table:style-name="ce5">
            <text:p>{{ object.opis_dogodka 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6">
            <text:p>{% endfor %}</text:p>
          </table:table-cell>
          <table:table-cell table:number-columns-repeated="2" table:style-name="ce7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8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8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8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3" table:style-name="ce8"/>
          <table:table-cell table:number-columns-repeated="15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number-columns-repeated="2" table:style-name="ce8"/>
          <table:table-cell table:number-columns-repeated="15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7874015748031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text:span text:style-name="T1"><text:s/></text:span></text:p>
        </style:region-left>
      </style:header>
      <style:header-left style:display="false"/>
      <style:footer>
        <style:region-left>
          <text:p><text:span text:style-name="T2">Evidenca</text:span><text:span text:style-name="T2"> </text:span><text:span text:style-name="T2">pomembnih</text:span><text:span text:style-name="T2"> </text:span><text:span text:style-name="T2">dogodkov</text:span><text:span text:style-name="T2"> </text:span><text:span text:style-name="T2">Eda</text:span><text:span text:style-name="T2"> </text:span><text:span text:style-name="T2">center</text:span><text:span text:style-name="T2"> </text:span><text:span text:style-name="T2">-</text:span><text:span text:style-name="T2"> </text:span><text:span text:style-name="T2">{{</text:span><text:span text:style-name="T2"> </text:span><text:span text:style-name="T2">obdobje_leto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19:39:11Z</dc:date>
    <meta:print-date>2018-05-02T19:35:32Z</meta:print-date>
  </office:meta>
</office:document-meta>
</file>